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color="#FF0000"/>
    </style:style>
    <style:style style:name="P6" style:parent-style-name="Normal" style:family="paragraph">
      <style:text-properties fo:color="#FF0000"/>
    </style:style>
    <style:style style:name="P7" style:parent-style-name="Normal" style:family="paragraph">
      <style:text-properties fo:color="#FF0000"/>
    </style:style>
    <style:style style:name="P8" style:parent-style-name="Normal" style:family="paragraph">
      <style:text-properties fo:color="#FF0000"/>
    </style:style>
    <style:style style:name="P9" style:parent-style-name="Normal" style:family="paragraph">
      <style:text-properties fo:color="#FF0000"/>
    </style:style>
    <style:style style:name="P10" style:parent-style-name="Normal" style:family="paragraph">
      <style:text-properties fo:color="#FF0000"/>
    </style:style>
    <style:style style:name="P11" style:parent-style-name="Paragraphedeliste" style:list-style-name="LFO1" style:family="paragraph">
      <style:text-properties fo:font-weight="bold" style:font-weight-asian="bold" style:font-weight-complex="bold" fo:color="#000000" style:text-underline-type="single" style:text-underline-style="solid" style:text-underline-width="auto" style:text-underline-mode="continuous"/>
    </style:style>
    <style:style style:name="P12" style:parent-style-name="Normal" style:family="paragraph">
      <style:text-properties fo:color="#000000"/>
    </style:style>
    <style:style style:name="P13" style:parent-style-name="Normal" style:family="paragraph">
      <style:text-properties fo:color="#000000"/>
    </style:style>
    <style:style style:name="P14" style:parent-style-name="Paragraphedeliste" style:list-style-name="LFO1" style:family="paragraph">
      <style:text-properties fo:font-weight="bold" style:font-weight-asian="bold" style:font-weight-complex="bold" fo:color="#000000" style:text-underline-type="single" style:text-underline-style="solid" style:text-underline-width="auto" style:text-underline-mode="continuous"/>
    </style:style>
    <style:style style:name="P15" style:parent-style-name="Normal" style:family="paragraph">
      <style:text-properties fo:color="#000000"/>
    </style:style>
    <style:style style:name="P16" style:parent-style-name="Paragraphedeliste" style:list-style-name="LFO1" style:family="paragraph">
      <style:text-properties fo:font-weight="bold" style:font-weight-asian="bold" style:font-weight-complex="bold" fo:color="#000000" style:text-underline-type="single" style:text-underline-style="solid" style:text-underline-width="auto" style:text-underline-mode="continuous"/>
    </style:style>
    <style:style style:name="P17"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9"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20" style:parent-style-name="Normal" style:family="paragraph">
      <style:text-properties fo:font-weight="bold" style:font-weight-asian="bold" style:font-weight-complex="bold" fo:color="#000000" style:text-underline-type="single" style:text-underline-style="solid" style:text-underline-width="auto" style:text-underline-mode="continuous"/>
    </style:style>
    <style:style style:name="P21"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22" style:parent-style-name="Normal" style:family="paragraph">
      <style:text-properties fo:color="#000000"/>
    </style:style>
    <style:style style:name="P23" style:parent-style-name="Normal" style:family="paragraph">
      <style:text-properties fo:color="#000000"/>
    </style:style>
    <style:style style:name="P24" style:parent-style-name="Normal" style:family="paragraph">
      <style:text-properties fo:color="#000000"/>
    </style:style>
    <style:style style:name="P25" style:parent-style-name="Normal" style:family="paragraph">
      <style:text-properties fo:color="#000000"/>
    </style:style>
    <style:style style:name="P26" style:parent-style-name="Normal" style:family="paragraph">
      <style:text-properties fo:color="#000000"/>
    </style:style>
    <style:style style:name="P27" style:parent-style-name="Normal" style:family="paragraph">
      <style:text-properties fo:color="#000000"/>
    </style:style>
    <style:style style:name="P28" style:parent-style-name="Normal" style:family="paragraph">
      <style:text-properties fo:color="#000000"/>
    </style:style>
    <style:style style:name="P29" style:parent-style-name="Normal" style:family="paragraph">
      <style:text-properties fo:color="#000000"/>
    </style:style>
    <style:style style:name="P30" style:parent-style-name="Normal" style:family="paragraph">
      <style:text-properties fo:color="#000000"/>
    </style:style>
    <style:style style:name="P31" style:parent-style-name="Normal" style:family="paragraph">
      <style:text-properties fo:color="#000000"/>
    </style:style>
    <style:style style:name="P32" style:parent-style-name="Normal" style:family="paragraph">
      <style:text-properties fo:color="#000000"/>
    </style:style>
    <style:style style:name="P33" style:parent-style-name="Normal" style:family="paragraph">
      <style:text-properties fo:color="#000000"/>
    </style:style>
    <style:style style:name="P34" style:parent-style-name="Normal" style:family="paragraph">
      <style:text-properties fo:color="#000000"/>
    </style:style>
    <style:style style:name="P35" style:parent-style-name="Normal" style:family="paragraph">
      <style:text-properties fo:color="#000000"/>
    </style:style>
    <style:style style:name="P36"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T37" style:parent-style-name="Policepardéfaut" style:family="text">
      <style:text-properties fo:color="#000000"/>
    </style:style>
    <style:style style:name="T38" style:parent-style-name="Policepardéfaut" style:family="text">
      <style:text-properties fo:color="#000000"/>
    </style:style>
    <style:style style:name="T39" style:parent-style-name="Policepardéfaut" style:family="text">
      <style:text-properties fo:color="#000000" style:text-position="super 63.6%"/>
    </style:style>
    <style:style style:name="T40" style:parent-style-name="Policepardéfaut" style:family="text">
      <style:text-properties fo:color="#000000"/>
    </style:style>
    <style:style style:name="P41" style:parent-style-name="Normal" style:family="paragraph">
      <style:text-properties fo:color="#000000"/>
    </style:style>
    <style:style style:name="P42"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43" style:parent-style-name="Normal" style:family="paragraph">
      <style:text-properties fo:color="#000000"/>
    </style:style>
    <style:style style:name="P44" style:parent-style-name="Normal" style:family="paragraph">
      <style:text-properties fo:color="#000000"/>
    </style:style>
    <style:style style:name="P45" style:parent-style-name="Normal" style:family="paragraph">
      <style:text-properties fo:color="#000000"/>
    </style:style>
    <style:style style:name="P46"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47" style:parent-style-name="Normal" style:family="paragraph">
      <style:text-properties fo:color="#000000"/>
    </style:style>
    <style:style style:name="P48"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49" style:parent-style-name="Normal" style:family="paragraph">
      <style:text-properties fo:color="#000000"/>
    </style:style>
    <style:style style:name="P50" style:parent-style-name="Paragraphedeliste" style:list-style-name="LFO3" style:family="paragraph">
      <style:paragraph-properties fo:margin-left="0.9833in" fo:text-indent="-0.4937in">
        <style:tab-stops/>
      </style:paragraph-properties>
      <style:text-properties fo:font-weight="bold" style:font-weight-asian="bold" style:font-weight-complex="bold" fo:color="#000000" style:text-underline-type="single" style:text-underline-style="solid" style:text-underline-width="auto" style:text-underline-mode="continuous"/>
    </style:style>
    <style:style style:name="P51" style:parent-style-name="Normal" style:family="paragraph">
      <style:text-properties fo:color="#000000"/>
    </style:style>
    <style:style style:name="P52" style:parent-style-name="Normal" style:family="paragraph">
      <style:text-properties fo:color="#000000"/>
    </style:style>
    <style:style style:name="P53" style:parent-style-name="Normal" style:family="paragraph">
      <style:text-properties fo:color="#000000"/>
    </style:style>
    <style:style style:name="P54" style:parent-style-name="Paragraphedeliste" style:list-style-name="LFO3" style:family="paragraph">
      <style:text-properties fo:font-weight="bold" style:font-weight-asian="bold" style:font-weight-complex="bold" fo:color="#000000" style:text-underline-type="single" style:text-underline-style="solid" style:text-underline-width="auto" style:text-underline-mode="continuous"/>
    </style:style>
    <style:style style:name="T55" style:parent-style-name="Policepardéfaut" style:family="text">
      <style:text-properties fo:color="#000000"/>
    </style:style>
    <style:style style:name="T56" style:parent-style-name="Policepardéfaut" style:family="text">
      <style:text-properties fo:color="#000000"/>
    </style:style>
    <style:style style:name="T57" style:parent-style-name="Policepardéfaut" style:family="text">
      <style:text-properties fo:color="#000000" style:text-position="super 63.6%"/>
    </style:style>
    <style:style style:name="T58" style:parent-style-name="Policepardéfaut" style:family="text">
      <style:text-properties fo:color="#000000"/>
    </style:style>
    <style:style style:name="T59" style:parent-style-name="Policepardéfaut" style:family="text">
      <style:text-properties fo:color="#000000" style:text-position="super 63.6%"/>
    </style:style>
    <style:style style:name="T60" style:parent-style-name="Policepardéfaut" style:family="text">
      <style:text-properties fo:color="#000000"/>
    </style:style>
    <style:style style:name="T61" style:parent-style-name="Policepardéfaut" style:family="text">
      <style:text-properties fo:color="#000000"/>
    </style:style>
    <style:style style:name="P62" style:parent-style-name="Paragraphedeliste" style:list-style-name="LFO2" style:family="paragraph">
      <style:text-properties fo:color="#000000"/>
    </style:style>
    <style:style style:name="P63" style:parent-style-name="Normal" style:family="paragraph">
      <style:text-properties fo:color="#000000"/>
    </style:style>
    <style:style style:name="P64" style:parent-style-name="Normal" style:family="paragraph">
      <style:text-properties fo:color="#000000"/>
    </style:style>
    <style:style style:name="P65" style:parent-style-name="Normal" style:family="paragraph">
      <style:text-properties fo:color="#000000"/>
    </style:style>
    <style:style style:name="P66"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67" style:parent-style-name="Normal" style:family="paragraph">
      <style:text-properties fo:color="#000000"/>
    </style:style>
    <style:style style:name="P68" style:parent-style-name="Normal" style:family="paragraph">
      <style:text-properties fo:color="#000000"/>
    </style:style>
    <style:style style:name="P69" style:parent-style-name="Normal" style:family="paragraph">
      <style:text-properties fo:color="#000000"/>
    </style:style>
    <style:style style:name="P70" style:parent-style-name="Normal" style:family="paragraph">
      <style:text-properties fo:color="#000000"/>
    </style:style>
    <style:style style:name="P71" style:parent-style-name="Normal" style:family="paragraph">
      <style:text-properties fo:color="#000000"/>
    </style:style>
    <style:style style:name="P72" style:parent-style-name="Normal" style:family="paragraph">
      <style:text-properties fo:color="#000000"/>
    </style:style>
    <style:style style:name="P73" style:parent-style-name="Normal" style:family="paragraph">
      <style:text-properties fo:color="#000000"/>
    </style:style>
    <style:style style:name="P74" style:parent-style-name="Normal" style:family="paragraph">
      <style:text-properties fo:color="#000000"/>
    </style:style>
  </office:automatic-styles>
  <office:body>
    <office:text text:use-soft-page-breaks="true">
      <text:p text:style-name="P1">Rapport Projet SGBD</text:p>
      <text:p text:style-name="P2">Présentation :</text:p>
      <text:p text:style-name="Normal">Ce projet a pour but de comparer les coûts d’exécution de différents algorithmes de jointure dans des environnements variés. Le coût sera exprimé par le nombre de blocs lus et/ou écrits pour<text:s/>l’exécution des différents algorithmes, de plus il s’agira du coût réel d’exécution sur des tables que l’on aura créées.</text:p>
      <text:p text:style-name="P3">Description des classes :</text:p>
      <text:p text:style-name="Normal">Pour simuler ces différents tests, nous aurons besoins de briques de base que l’on utilisera pour calculer le<text:s/>coût des algorithmes. Il va s’agir des classes « Table », « Bloc », « Buffer », « Enregistrement », « Index » et « Segment ».<text:s/></text:p>
      <text:p text:style-name="Normal">Ces classes fourniront les opérations nécessaires à leur mise en œuvre, des méthodes lectures/écritures seront mises à disposition par exemple.</text:p>
      <text:list text:style-name="LFO1" text:continue-numbering="true">
        <text:list-item>
          <text:p text:style-name="P4">Classe « Enregistrements »</text:p>
        </text:list-item>
      </text:list>
      <text:p text:style-name="Normal">La classe « Enregistrement » est une classe qui contiendra les valeurs que l’on comparera ensuite dans les algorithmes de jointure. Elle possède 3 attributs (id, desc et valeur) qui simule des informations que l’on peut inscrire dans une table par exemple.  Les accesseurs ainsi que le constructeur n’ont rien de particulier, les valeurs sont définies par défaut aléatoirement et on créer un nouvel enregistrement en indiquant seulement l’id dans les paramètres. Un deuxième constructeur est disponible afin d’indiquer la valeur que l’on veut inscrire, mais c’était en prévision pour des tests.<text:s/></text:p>
      <text:p text:style-name="Normal">Une méthode toString est aussi implémenté où l’on affiche les attributs de la classe, l’un au-dessus des autres.</text:p>
      <text:p text:style-name="P5">@Override</text:p>
      <text:p text:style-name="P6"><text:s text:c="4"/>public String toString(){</text:p>
      <text:p text:style-name="P7"><text:s text:c="8"/>String res = ""+this.id+"\nValeur : "+this.valeur+"\nDescription : "+this.desc;</text:p>
      <text:p text:style-name="P8"><text:s text:c="8"/>System.out.println(res);</text:p>
      <text:p text:style-name="P9"><text:s text:c="8"/>return res;</text:p>
      <text:p text:style-name="P10"><text:s text:c="4"/>}</text:p>
      <text:list text:style-name="LFO1" text:continue-numbering="true">
        <text:list-item>
          <text:p text:style-name="P11">Classe « Table »</text:p>
        </text:list-item>
      </text:list>
      <text:p text:style-name="P12">Cette classe possède un seul attribut qui est une ArrayList d’Enregistrement. Un accesseur permet de récupérer la liste entièrement et un autre permet de récupérer l’enregistrement selon sa position dans la liste.</text:p>
      <text:p text:style-name="P13">Le constructeur est par défaut et créer une liste de 100 enregistrements qui auront des valeurs aléatoires.</text:p>
      <text:soft-page-break/>
      <text:list text:style-name="LFO1" text:continue-numbering="true">
        <text:list-item>
          <text:p text:style-name="P14">Classe « Index »</text:p>
        </text:list-item>
      </text:list>
      <text:p text:style-name="P15">La classe « Index » possède une ArrayList d’Integer comme attribut. Les accesseurs sont les mêmes que pour la classe « Table » mais pour la liste d’Integer et non la liste d’Enregistrement. Le constructeur récupère les valeurs de la table mise en paramètre et les inscrit dans la liste que l’on a pour attribut.</text:p>
      <text:list text:style-name="LFO1" text:continue-numbering="true">
        <text:list-item>
          <text:p text:style-name="P16">Classe « Bloc »</text:p>
        </text:list-item>
      </text:list>
      <text:p text:style-name="Normal">Cette classe est similaire à la classe « Table », la seule différence est le constructeur qui prend en paramètre une liste d’enregistrement.</text:p>
      <text:list text:style-name="LFO1" text:continue-numbering="true">
        <text:list-item>
          <text:p text:style-name="P17">Classe<text:s/>« Segment »</text:p>
        </text:list-item>
      </text:list>
      <text:p text:style-name="Normal">La classe « Segment » possède un attribut ArrayList de Bloc avec des accesseurs pour récupérer la liste ainsi qu’un bloc selon sa position. Deux constructeurs sont mis à disposition, le premier avec une table en paramètre et le deuxième avec un<text:s/>index.<text:s/></text:p>
      <text:p text:style-name="Normal">Ce constructeur permet de récupérer chaque enregistrement de la table pour ensuite créer un bloc avec cette liste d’enregistrement qui sera inséré dans le segment.</text:p>
      <text:p text:style-name="Normal">Pour l’index c’est le même principe sauf lorsque l’on remplit la liste d’enregistrement pour créer le bloc. Comme l’index ne possède que la valeur il nous faut aussi un id que l’on va renseigner en déclarant un nouvel enregistrement.<text:s/></text:p>
      <text:list text:style-name="LFO1" text:continue-numbering="true">
        <text:list-item>
          <text:p text:style-name="P18">Classe « Buffer »</text:p>
        </text:list-item>
      </text:list>
      <text:p text:style-name="Normal">Cette dernière brique est le buffer qui va être utilisé pour stocker les blocs après la jointure que l’on aura choisis d’effectuer. On y retrouve donc une arrayList de Bloc avec ces accesseurs.</text:p>
      <text:list text:style-name="LFO1" text:continue-numbering="true">
        <text:list-item>
          <text:p text:style-name="P19">Autres classes</text:p>
        </text:list-item>
      </text:list>
      <text:p text:style-name="Normal">Notre projet comporte 3 autres classes donc la classe main qui créé le nécessaire pour nos tests et nos calculs de coûts.<text:s/></text:p>
      <text:p text:style-name="Normal">La deuxième est la classe « Resultat » qui possède 2 attributs « Enregistrement » que l’on va utiliser afin de récupérer les enregistrements lors des jointures qui vont avoir les mêmes valeurs.</text:p>
      <text:p text:style-name="Normal">La dernière est la classe « Jointures » qui possède tous les algorithmes<text:s/>que nous allons voir après. On va y retrouver les 5 algorithmes de jointures : Key-lookup, Sort-merge, Produit Cartésien, Hashage et Omiecinski</text:p>
      <text:p text:style-name="P20">Descriptions des algorithmes :</text:p>
      <text:list text:style-name="LFO2" text:continue-numbering="true">
        <text:list-item>
          <text:p text:style-name="P21">Sort-Merge</text:p>
        </text:list-item>
      </text:list>
      <text:p text:style-name="P22">L’algorithme Sort-merge est composé en 2 étapes : trié les deux<text:s/>relations sur le critère de jointure puis fusionner ces relations pour enfin calculer le coût.</text:p>
      <text:p text:style-name="P23">On a décidé d’effectuer le tri avant la fonction et non à l’intérieur de celle-ci pour plus de facilité. On sélectionnera si les listes seront triées ou non dans<text:s/>le menu</text:p>
      <text:soft-page-break/>
      <text:p text:style-name="P24">Notre fonction possède 4 paramètres : 2 segments, 1 buffer et une liste résultat. Premièrement on récupère la liste de bloc pour chaque segment et on déclare 2 variables pos1 et pos2 qui vont donner la position dans les blocs afin de pouvoir tout<text:s/>comparer. Les variables stock1 et stock2 serviront de stockage.</text:p>
      <text:p text:style-name="P25">// code</text:p>
      <text:p text:style-name="P26">Une boucle while est utilisé afin de pouvoir comparer chaque valeur des 2 segments. On récupère l’Enregistrement ainsi que la valeur de celui-ci pour les deux segments que l’on va ensuite comparer.</text:p>
      <text:p text:style-name="P27">// code</text:p>
      <text:p text:style-name="P28">Si les deux valeurs sont égales alors on ajoute le couple de valeurs dans la liste Résultat, on stocke la position qu’on incrémente ensuite et pour finir on ajoute le bloc au buffer.</text:p>
      <text:p text:style-name="P29">// code</text:p>
      <text:p text:style-name="P30">Sinon si la valeur du segment 1 est supérieur à celle du segment 2 alors on incrémente juste la position et on ajoute le bloc au buffer</text:p>
      <text:p text:style-name="P31">// code</text:p>
      <text:p text:style-name="P32">Et inversement si la valeur de segment 2 est supérieur à celle du segment 1.</text:p>
      <text:p text:style-name="P33">// code</text:p>
      <text:p text:style-name="P34">Enfin on ajoute les derniers blocs si la position est supérieure au stockage.</text:p>
      <text:p text:style-name="P35">// code</text:p>
      <text:list text:style-name="LFO2" text:continue-numbering="true">
        <text:list-item>
          <text:p text:style-name="P36">Key-lookup</text:p>
        </text:list-item>
      </text:list>
      <text:p text:style-name="Normal"><text:span text:style-name="T37">L’algorithme Key-lookup se compose de boucles imbriquées pour comparer les tuples et les paramètres sont les mêmes que pour le premier algorithme. La première boucle récupère les valeurs du segment 1 qu’on ajoute au buffer<text:s/></text:span><text:span text:style-name="T38">puis la deuxième boucle récupère les valeurs du 2</text:span><text:span text:style-name="T39">e</text:span><text:span text:style-name="T40"><text:s/>segment qui sont aussi ajoutées au buffer.</text:span></text:p>
      <text:p text:style-name="P41">Ensuite on compare les valeurs et si elles sont égales alors on les ajoute à la liste Résultat. On ajoute les derniers blocs à la fin comme pour Sort-merge.</text:p>
      <text:list text:style-name="LFO2" text:continue-numbering="true">
        <text:list-item>
          <text:p text:style-name="P42">Cartésian</text:p>
        </text:list-item>
      </text:list>
      <text:p text:style-name="P43">Le principe de cet algorithme est de charger plusieurs blocs de la première relation et un bloc de la deuxième pour ensuite le comparer avec les autres blocs. Cette étape est répétée plusieurs fois jusqu’à ce que tous les blocs soient lus.<text:s/></text:p>
      <text:p text:style-name="P44">Pour ce qui est de notre fonction, les paramètres sont toujours les mêmes avec plusieurs variables déclarées comme par exemple une variable pour connaitre le nombre de blocs que l’on chargera pour la première relation.<text:s/></text:p>
      <text:soft-page-break/>
      <text:p text:style-name="P45">Une première boucle permet de répéter le nombre de fois nécessaire pour que tous blocs du segment 1 soit chargés et comparés. Une deuxième boucle compare tous les blocs du segment 2 pour les comparer avec les blocs chargés. Lorsque deux valeurs sont égales le traitement est similaire que les autres algorithmes.</text:p>
      <text:list text:style-name="LFO2" text:continue-numbering="true">
        <text:list-item>
          <text:p text:style-name="P46">Omiecinski</text:p>
        </text:list-item>
      </text:list>
      <text:p text:style-name="P47">Cet algorithme ressemble au Sort-merge où des index secondaires sont utilisés. Premièrement, on trie les indexes sur leurs attributs, qui est effectué avant de lancer la fonction, puis les comparaisons entre les valeurs se font ensuite. La fonction possède deux boucles imbriquées qui permet de parcourir chaque bloc que l’on va ensuite traiter : la première parcourt les éléments de la première relation et la deuxième parcourt non seulement les éléments de la relation 2 mais aussi vérifie si les éléments sont différents. Si les valeurs sont égales alors on sort de la boucle pour les envoyer dans la liste Résultat.<text:s/></text:p>
      <text:list text:style-name="LFO2" text:continue-numbering="true">
        <text:list-item>
          <text:p text:style-name="P48">Hachage</text:p>
        </text:list-item>
      </text:list>
      <text:p text:style-name="P49">Pour ce dernier algorithme deux fonctions sont nécessaires : une fonction pour partitionner les segments et une fonction pour la résolution du problème.<text:s/></text:p>
      <text:list text:style-name="LFO3" text:continue-numbering="true">
        <text:list-item>
          <text:p text:style-name="P50">Fonction partition</text:p>
        </text:list-item>
      </text:list>
      <text:p text:style-name="P51">On crée d’abord un tableau de bloc qui récupérera les blocs après partition puis on parcourt les éléments du segment mis en paramètre.</text:p>
      <text:p text:style-name="P52">Chaque enregistrement est récupéré puis sont mis bout à bout dans<text:s/>le tableau, stocké à l’indice de leur valeur.</text:p>
      <text:p text:style-name="P53">Une fois tout ceci effectué alors on renvoie le tableau.</text:p>
      <text:list text:style-name="LFO3" text:continue-numbering="true">
        <text:list-item>
          <text:p text:style-name="P54">Fonction Hash</text:p>
        </text:list-item>
      </text:list>
      <text:p text:style-name="Normal"><text:span text:style-name="T55">Dans cette fonction on appelle la fonction ci-dessus pour chaque segment en paramètre puis une première boucle récupère un élément du prem</text:span><text:span text:style-name="T56">ier et du deuxième tableau où chaque bloc est ajouté au buffer. Une deuxième boucle va ajouter les enregistrements du 2</text:span><text:span text:style-name="T57">e</text:span><text:span text:style-name="T58"><text:s/>bloc à une variable puis une dernière boucle récupère les enregistrements du 1</text:span><text:span text:style-name="T59">er</text:span><text:span text:style-name="T60"><text:s/>bloc. Ces enregistrements seront envoyés dans la liste</text:span><text:span text:style-name="T61"><text:s/>Résultat car les enregistrements partitionnés précédemment sont stockés à l’indice de leur valeur c'est-à-dire que deux enregistrements au même indice sont forcément égaux.</text:span></text:p>
      <text:list text:style-name="LFO2" text:continue-numbering="true">
        <text:list-item>
          <text:p text:style-name="P62">Interface</text:p>
        </text:list-item>
      </text:list>
      <text:p text:style-name="P63">Pour pouvoir effectuer tous les tests nécessaires, nous avons décidé de<text:s/>faire une interface graphique avec NetBeans pour plus de facilité et de rapidité. <text:s/></text:p>
      <text:p text:style-name="P64">Cette interface se compose d’un menu à gauche où l’on peut sélectionner une table ou un index pour chaque relation. On peut aussi choisir si la relation sera triée ou non,<text:s/>sachant que la jointure Sort-merge et Omiecinski n’affichera aucun résultat si les deux relations ne sont pas triées. Enfin on choisit le type de jointure que l’on veut parmi les 5 disponibles. 3 zones de textes afficheront les résultats, la première pour<text:s/>les éléments de la relation 1, la deuxième pour les éléments de la relation 2 et enfin la dernière pour les résultats après jointure.</text:p>
      <text:soft-page-break/>
      <text:p text:style-name="P65">Pour ce qui est du code les différents éléments sont gérés grâce à 3 switch. Les deux premiers switch créent soit une table ou un index, trié ou non, selon ce qui est sélectionné. <text:s/>Le troisième switch permet d’appeler la jointure que l’on a choisis parmi les 5 et pour ce qui est d’Omiecinski et de Sort-merge, une condition permet de vérifier si les cases « trié ? » sont sélectionnées. Si elles ne le sont pas alors un message s’affiche.</text:p>
      <text:list text:style-name="LFO2" text:continue-numbering="true">
        <text:list-item>
          <text:p text:style-name="P66">Interprétation des résultats</text:p>
        </text:list-item>
      </text:list>
      <text:p text:style-name="P67">Key-Lookup : 911 blocs lus</text:p>
      <text:p text:style-name="P68">Sort-merge : 20 blocs lus</text:p>
      <text:p text:style-name="P69">Produit Cartésien : 820 blocs</text:p>
      <text:p text:style-name="P70">Hachage : 220 blocs lus</text:p>
      <text:p text:style-name="P71">Omiecinski : 600 blocs lus environ</text:p>
      <text:p text:style-name="P72">On peut<text:s/>observer que l’algorithme Sort-merge est celui qui est le moins coûteux avec peu de blocs lus comparé à la jointure Key-lookup qui est celui le plus coûteux car l’imbrication de deux boucles augmentent le coût à cause de la lecture séquentielle de chaque élément. Le fait de trié préalablement les éléments dans les listes réduit grandement le nombre de lecture ainsi que le nombre de lecture des listes. Pour l’algorithme par hachage, le fait de partitionner les relations aide aussi à réduire le coût. La jointure d’Omiecinski possède un coût assez élevé puisque l’on ne compare pas directement les valeurs comme pour le Sort-merge même si le fonctionnement y ressemble. Enfin le produit cartésien possède un coût assez élevé car on charge les blocs petit à petit que l’on stocke dans le buffer.</text:p>
      <text:p text:style-name="P73"/>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eu PERRIN</meta:initial-creator>
    <dc:creator>Matthieu PERRIN</dc:creator>
    <meta:creation-date>2019-12-07T12:46:00Z</meta:creation-date>
    <dc:date>2019-12-10T15:35:00Z</dc:date>
    <meta:template xlink:href="Normal" xlink:type="simple"/>
    <meta:editing-cycles>43</meta:editing-cycles>
    <meta:editing-duration>PT67560S</meta:editing-duration>
    <meta:document-statistic meta:page-count="5" meta:paragraph-count="20" meta:word-count="1607" meta:character-count="10431" meta:row-count="73" meta:non-whitespace-character-count="8844"/>
  </office:meta>
</office:document-meta>
</file>